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weight="normal" officeooo:paragraph-rsid="00144c96"/>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44c96"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5ad5f" officeooo:paragraph-rsid="0015ad5f" style:text-blinking="false" fo:background-color="transparent"/>
    </style:style>
    <style:style style:name="P4"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5ad5f" officeooo:paragraph-rsid="0015ad5f" style:text-blinking="false" fo:background-color="transparent"/>
    </style:style>
    <style:style style:name="P5"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08d71" officeooo:paragraph-rsid="00208d71" style:text-blinking="false" fo:background-color="transparent"/>
    </style:style>
    <style:style style:name="P6"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3cc6d" officeooo:paragraph-rsid="0023cc6d" style:text-blinking="false" fo:background-color="transparent"/>
    </style:style>
    <style:style style:name="P7"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8699d" officeooo:paragraph-rsid="0028699d" style:text-blinking="false" fo:background-color="transparent"/>
    </style:style>
    <style:style style:name="P8"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a5003" officeooo:paragraph-rsid="002a5003" style:text-blinking="false" fo:background-color="transparent"/>
    </style:style>
    <style:style style:name="P9"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officeooo:rsid="00144c96" officeooo:paragraph-rsid="00144c96" style:text-blinking="false" fo:background-color="transparent"/>
    </style:style>
    <style:style style:name="P10"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normal" officeooo:rsid="000e662a" officeooo:paragraph-rsid="00144c96" style:text-blinking="false" fo:background-color="transparent"/>
    </style:style>
    <style:style style:name="P11"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rsid="0015ad5f" officeooo:paragraph-rsid="0015ad5f" style:text-blinking="false" fo:background-color="transparent"/>
    </style:style>
    <style:style style:name="T1"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2" style:family="text">
      <style:text-properties officeooo:rsid="0015ad5f"/>
    </style:style>
    <style:style style:name="T3" style:family="text">
      <style:text-properties officeooo:rsid="00165de8"/>
    </style:style>
    <style:style style:name="T4" style:family="text">
      <style:text-properties style:text-position="super 58%" officeooo:rsid="00165de8"/>
    </style:style>
    <style:style style:name="T5" style:family="text">
      <style:text-properties officeooo:rsid="00214953"/>
    </style:style>
    <style:style style:name="T6" style:family="text">
      <style:text-properties officeooo:rsid="0025bec2"/>
    </style:style>
    <style:style style:name="T7" style:family="text">
      <style:text-properties officeooo:rsid="002b1ddc"/>
    </style:style>
    <style:style style:name="T8" style:family="text">
      <style:text-properties officeooo:rsid="002c4157"/>
    </style:style>
    <style:style style:name="T9" style:family="text">
      <style:text-properties officeooo:rsid="002f1092"/>
    </style:style>
    <style:style style:name="T10" style:family="text">
      <style:text-properties officeooo:rsid="0035c7a2"/>
    </style:style>
    <style:style style:name="T11" style:family="text">
      <style:text-properties officeooo:rsid="0037bd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niversity of Waterloo</text:p>
      <text:h text:style-name="P11" text:outline-level="1"><text:bookmark-start text:name="__RefHeading__368_940611971"/>CS492 A1<text:bookmark-end text:name="__RefHeading__368_940611971"/></text:h>
      <text:p text:style-name="P1"><text:line-break/><text:line-break/><text:line-break/><text:line-break/><text:line-break/><text:line-break/></text:p>
      <text:p text:style-name="P9">Implications of Autonomous Vehicles</text:p>
      <text:p text:style-name="P1"><text:line-break/><text:line-break/><text:line-break/><text:line-break/><text:line-break/><text:line-break/><text:line-break/></text:p>
      <text:p text:style-name="P1"/>
      <text:p text:style-name="P1"><text:line-break/><text:line-break/><text:line-break/><text:line-break/><text:line-break/><text:line-break/><text:line-break/></text:p>
      <text:p text:style-name="P1"><text:line-break/><text:line-break/><text:tab/><text:tab/><text:tab/><text:tab/><text:tab/><text:tab/><text:span text:style-name="T1">Daniel Reynolds</text:span></text:p>
      <text:p text:style-name="P2">20473104</text:p>
      <text:p text:style-name="P2"><text:span text:style-name="T2">4A</text:span> Computer Science</text:p>
      <text:p text:style-name="P3">May 2016</text:p>
      <text:p text:style-name="P3"/>
      <text:p text:style-name="P3"/>
      <text:p text:style-name="P3"/>
      <text:p text:style-name="P4"><text:soft-page-break/><text:tab/>The experience of practicing with instructors or family members and earning one's license is a major life event for the average person in today's society. This experience may be changing, however, as car and tech companies continue to expand research into <text:span text:style-name="T3">self-driving vehicles. Autonomous vehicles are already being tested on the roads by companies like Google, and limited autonomous driving is commercially available to Tesla drivers who want to try going hands-free on the highway. While the vehicle industry continues to make large strides in the development and adoption of this new technology, drivers and operators faces several roadblocks that must be considered before they can comfortably take their hands off the wheel. Autonomous vehicles have major implications for jobs in today's society, and the adoption of these vehicles will re-shape the lives of those whose work involves operating cars or machinery that can be automated. Additionally, self-driving vehicles impose difficult ethical problems and the issue of fault in collisions will be one of the major legal focus points of regulators and insurance companies. These vehicles will also have a major impact on current culture and will change what it means to be a driver in the 21</text:span><text:span text:style-name="T4">st</text:span><text:span text:style-name="T3"> century. Although the average person still considers autonomous vehicles to be works of fiction, these vehicles are already here and the many problems that must still be overcome before this technology can be integrated into the average person's life makes this issue one of the biggest problems that society faces today.</text:span></text:p>
      <text:p text:style-name="P5"><text:tab/>Autonomous vehicles will change the live's of many workers in industries that involve driving or operating machinery. The rise of popular ride-finding applications such as Uber and Lyft has disrupted the taxi industry and threatens many drivers who have operated in a system that technology is re-shaping. Recent statements by Uber have further suggested that they aim to work with autonomous vehicles in the next couple of years, which has the potential to remove jobs from not only taxi workers, but their own drivers as well who currently remain one of the most costly aspects of Uber's operations. <text:span text:style-name="T5">Industries like construction can also expect to see large change once these vehicles begin to do the work of human operators at less cost and without the risk of operator injury. The jobs of these workers will be reduced to positions as supervisors, and technicians responsible for maintaining these autonomous machines. Re-training will be required for many of these position as this transition shifts the role of the average employee and the question of whether society is ready to accommodate these changes is one that many employers are industry leaders are unprepared to answer.</text:span></text:p>
      <text:p text:style-name="P6"><text:tab/>Driver-less cars also introduce difficult ethical questions that must be considered when building these vehicles and in the creation of new laws <text:span text:style-name="T10">that will describe</text:span> their use. The first major cras<text:span text:style-name="T11">h</text:span>, in addition to being a tragedy, will set a legal precident that will be the source of major debate from a safety and philosophical point of view. The <text:soft-page-break/>insurance companies will need to decide whether this crash is covered by the policy of the manufacturer or the owner of the vehicle and determine a fair balance. <text:span text:style-name="T6">Furthermore, the moral issue of whether the car should have protected the life of the occupants versus the people in its surrounding environment is a difficult problem that will be treated differently from human drivers. It is often hard to establish blame in collisions because of the limitations of human sensory and split-second processing. Machines are able to make human-designed decisions much more quickly, and in a crash there will be a much clearer understanding of the choices that were made and where fault should be placed.</text:span></text:p>
      <text:p text:style-name="P8"><text:tab/>This new technology also has major cultural ramifications and <text:span text:style-name="T8">promises to</text:span> change the <text:span text:style-name="T7">daily </text:span>lives of current and future drivers. <text:span text:style-name="T8">It suggests the possible elimination of the driver's license, a near staple of adolescence in current North American society, and raises the question of whether an occupant of an autonomous vehicle will require a license. If one is required, it is difficult to know whether future drivers will be prepared to take the wheel given their lack of experience and general distraction and disconnect from the environment as machines do the driving for them. It is important to consider whether this technology will lead to a transitionary period in society of worse drivers on the road who have spent the majority of their time in autonomous vehicles, but are required to occassionally take the wheel, or operate old manual vehicles.</text:span></text:p>
      <text:p text:style-name="P7"><text:tab/><text:span text:style-name="T9">Autonomous vehicle technology will re-shape industries and households in the next decade. Although this exciting technology is welcomed by many futurists in the tech industry, it is one of the fastest approaching technologies that still has many problems that have yet to be solved. It will be the responsibility of all members of society to discuss how these many issues should be addressed in the years to 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Untitl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12:21.660027197</meta:creation-date>
    <dc:date>2016-05-10T12:56:28.484693069</dc:date>
    <meta:editing-duration>PT1H42M5S</meta:editing-duration>
    <meta:editing-cycles>50</meta:editing-cycles>
    <meta:generator>LibreOffice/4.2.8.2$Linux_X86_64 LibreOffice_project/420m0$Build-2</meta:generator>
    <meta:document-statistic meta:table-count="0" meta:image-count="0" meta:object-count="0" meta:page-count="3" meta:paragraph-count="15" meta:word-count="840" meta:character-count="5222" meta:non-whitespace-character-count="4361"/>
  </office:meta>
</office:document-meta>
</file>